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339" officeooo:paragraph-rsid="00095339"/>
    </style:style>
    <style:style style:name="P2" style:family="paragraph" style:parent-style-name="Standard">
      <style:text-properties officeooo:rsid="000b034c" officeooo:paragraph-rsid="000b0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s </text:p>
      <text:p text:style-name="P1"/>
      <text:p text:style-name="P1">Steam sensor</text:p>
      <text:p text:style-name="P1">Water level sensor</text:p>
      <text:p text:style-name="P1">Controller</text:p>
      <text:p text:style-name="P1">Pump (2)</text:p>
      <text:p text:style-name="P1">Pump sensors?</text:p>
      <text:p text:style-name="P1">Pump controller?</text:p>
      <text:p text:style-name="P1"/>
      <text:p text:style-name="P2">Requirements</text:p>
      <text:p text:style-name="P2"/>
      <text:p text:style-name="P2">Only one pump can run at once (MUTEX)</text:p>
      <text:p text:style-name="P2">Water level must not go above or below specified values</text:p>
      <text:p text:style-name="P2">Steam flow rate must not exceed specified rate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2:34:34.844986434</meta:creation-date>
    <dc:date>2019-12-03T13:49:14.074731401</dc:date>
    <meta:editing-duration>PT1H4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0" meta:character-count="234" meta:non-whitespace-character-count="204"/>
  </office:meta>
</office:document-meta>
</file>